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er" style:master-page-name="MP0" style:family="paragraph">
      <style:paragraph-properties fo:break-before="page" fo:text-align="end"/>
    </style:style>
    <style:style style:name="P3" style:parent-style-name="Standard" style:family="paragraph">
      <style:paragraph-properties fo:line-height="200%"/>
      <style:text-properties style:font-name="Times New Roman"/>
    </style:style>
    <style:style style:name="P4" style:parent-style-name="Standard" style:family="paragraph">
      <style:paragraph-properties fo:line-height="200%"/>
      <style:text-properties style:font-name="Times New Roman"/>
    </style:style>
    <style:style style:name="P5" style:parent-style-name="Standard" style:family="paragraph">
      <style:paragraph-properties fo:line-height="200%"/>
      <style:text-properties style:font-name="Times New Roman"/>
    </style:style>
    <style:style style:name="P6" style:parent-style-name="Standard" style:family="paragraph">
      <style:paragraph-properties fo:line-height="200%"/>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fo:font-style="italic" style:font-style-asian="italic" style:font-style-complex="italic"/>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fo:font-style="italic" style:font-style-asian="italic" style:font-style-complex="italic"/>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FootnoteReference" style:family="text">
      <style:text-properties style:font-name="Times New Roman"/>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tyle="italic" style:font-style-asian="italic" style:font-style-complex="italic" fo:font-size="11pt" style:font-size-asian="11pt" style:font-size-complex="11pt"/>
    </style:style>
    <style:style style:name="T18" style:parent-style-name="DefaultParagraphFont" style:family="text">
      <style:text-properties style:font-name="Times New Roman" fo:font-size="11pt" style:font-size-asian="11pt" style:font-size-complex="11pt"/>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fo:font-style="italic" style:font-style-asian="italic" style:font-style-complex="italic"/>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fo:font-style="italic" style:font-style-asian="italic" style:font-style-complex="italic"/>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fo:font-style="italic" style:font-style-asian="italic" style:font-style-complex="italic"/>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fo:font-style="italic" style:font-style-asian="italic" style:font-style-complex="italic"/>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Standard" style:family="paragraph">
      <style:paragraph-properties fo:line-height="200%"/>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fo:font-style="italic" style:font-style-asian="italic" style:font-style-complex="italic"/>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fo:font-style="italic" style:font-style-asian="italic" style:font-style-complex="italic"/>
    </style:style>
    <style:style style:name="T47" style:parent-style-name="DefaultParagraphFont" style:family="text">
      <style:text-properties style:font-name="Times New Roman"/>
    </style:style>
    <style:style style:name="P48" style:parent-style-name="Standard" style:family="paragraph">
      <style:paragraph-properties fo:line-height="200%"/>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font-style="italic" style:font-style-asian="italic" style:font-style-complex="italic"/>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P60" style:parent-style-name="Standard" style:family="paragraph">
      <style:paragraph-properties fo:line-height="200%"/>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font-style="italic" style:font-style-asian="italic" style:font-style-complex="italic"/>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style="italic" style:font-style-asian="italic" style:font-style-complex="italic"/>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P78" style:parent-style-name="Standard" style:family="paragraph">
      <style:paragraph-properties fo:line-height="200%"/>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office:automatic-styles>
  <office:body>
    <office:text text:use-soft-page-breaks="true">
      <text:p text:style-name="P1"/>
      <text:p text:style-name="P3">The Reality of Socrates Daimonion</text:p>
      <text:p text:style-name="P4">Arden Rasmussen, Exploration and Discovery, Core 106, Fall 2016</text:p>
      <text:p text:style-name="P5">September 9, 2016</text:p>
      <text:p text:style-name="P6"><text:span text:style-name="T7"><text:tab/>In<text:s/></text:span><text:span text:style-name="T8">the first two of the five dialogues from Plato, Socrates is on<text:s/></text:span><text:span text:style-name="T9">trial for impiety. In<text:s/></text:span><text:span text:style-name="T10">Euthyphro</text:span><text:span text:style-name="T11"><text:s/>Socrates is talking with a man named Euthyphro, about what it means to be pious and impious, before he enters the king-archon’s court. During their conversation, Euthyphro brings up Socrates’<text:s/></text:span><text:span text:style-name="T12">daimonion</text:span><text:span text:style-name="T13"><text:s/>“This is because you s</text:span><text:span text:style-name="T14">ay that the divine sign keeps coming to you.”</text:span><text:span text:style-name="T15"><text:note text:note-class="footnote" text:id="_ftn0"><text:note-citation>1</text:note-citation><text:note-body><text:p text:style-name="Footnote"><text:span text:style-name="T16">Plato,<text:s/></text:span><text:span text:style-name="T17">Five Dialogues</text:span><text:span text:style-name="T18">, ed. John M. Cooper, trans. G. M. A. Grube, 2ed ed. (Indianapolis: Hackett, 2002), 3.</text:span></text:p></text:note-body></text:note></text:span><text:span text:style-name="T19"><text:s/>In most contexts, having a divine sign tends to indicate some specialty or uniqueness of the person,</text:span><text:span text:style-name="T20"><text:s/>and this statement by Euthyphro is no different. He believes that if this divine sign or daimonion appears to Socrates as it is claimed, then Socrates is a prophet for the gods. However, Socrates disputes this by attempting to distant himself from what Eu</text:span><text:span text:style-name="T21">thyphro claims “[T]he outcome is not clear except to you prophets.”(</text:span><text:span text:style-name="T22">Euthyphro</text:span><text:span text:style-name="T23">, 4). This is an interesting point for him to specify, because this divine sign would clearly make him like a prophet, and extremely unique, however he denies this and instead sep</text:span><text:span text:style-name="T24">arates himself from the prophets and their uniqueness. This is a point that Plato is able to indicate that Socrates was not as one might say<text:s/></text:span><text:span text:style-name="T25">unique</text:span><text:span text:style-name="T26">, but he instead avoided the declarations where he was thought of as unique. This goes a little way into the<text:s/></text:span><text:span text:style-name="T27">idea that Plato may have thought that Socrates<text:s/></text:span><text:span text:style-name="T28">Divine Sign<text:s/></text:span><text:span text:style-name="T29">(</text:span><text:span text:style-name="T30">Euthyphro</text:span><text:span text:style-name="T31">, 3) was nothing more<text:s/></text:span><text:span text:style-name="T32">than</text:span><text:span text:style-name="T33"><text:s/>an average<text:s/></text:span><text:span text:style-name="T34">person’s</text:span><text:span text:style-name="T35"><text:s/>mind.</text:span></text:p>
      <text:p text:style-name="P36"><text:span text:style-name="T37"><text:tab/>In the second dialogue<text:s/></text:span><text:span text:style-name="T38">Apology</text:span><text:span text:style-name="T39">, Socrates provides more of a description for what he calls his daimonion. This description that he prov</text:span><text:span text:style-name="T40">ides gives some light as to the true nature of the daimonion of Socrates’.</text:span></text:p>
      <text:p text:style-name="Standard"><text:span text:style-name="T41"><text:tab/>I have a divine or spiritual sign which Meletus has ridiculed in his deposition. This began when<text:s/></text:span><text:span text:style-name="T42"><text:tab/>I was a child. It is a voice, and whenever it speaks it turns me away from somethi</text:span><text:span text:style-name="T43">ng I am about<text:s/></text:span><text:span text:style-name="T44"><text:tab/>to do, but it never encourages me to do anything. This is what has prevented me from taking<text:s/></text:span><text:span text:style-name="T45"><text:tab/>part in public affairs, and I think it was quit right to prevent me. (</text:span><text:span text:style-name="T46">Apology</text:span><text:span text:style-name="T47">, 36)</text:span></text:p>
      <text:soft-page-break/>
      <text:p text:style-name="P48"><text:span text:style-name="T49">This description that Socrates gives for what he sees as his spec</text:span><text:span text:style-name="T50">ial<text:s/></text:span><text:span text:style-name="T51">divine or spiritual sign</text:span><text:span text:style-name="T52"><text:s/>clearly brings to light what this sign actually is, and how everyone has it. The description clearly shows how this sign keeps Socrates from doing things that he would regret in the future, and to keep him safe.<text:s/></text:span><text:span text:style-name="T53">This description</text:span><text:span text:style-name="T54"><text:s/>seems extremely similar to what we would call a conscience, or our soul. Like Socrates sign, our conscience keeps us from doing the wrong thing, and keeps us safe. We can determine that this could be one of the things that could unquestionably be refere</text:span><text:span text:style-name="T55">nced because the definition of conscience is out inner voice that acts as a guide as to what is right and wrong in our actions. This appears to line up perfectly with all of the descriptions that Plato provides us with. If this is indeed what Socrates is d</text:span><text:span text:style-name="T56">escribing as his divine sign or his<text:s/></text:span><text:span text:style-name="T57">daimonion</text:span><text:span text:style-name="T58">, then it is very clear that everyone has one, and that he is in no way unique. This would back up his stance on being called a prophet, and refusing the title, because he knows that it is nothing special that t</text:span><text:span text:style-name="T59">he prophets claim to have, but it is instead a common object that everyone has.</text:span></text:p>
      <text:p text:style-name="P60"><text:span text:style-name="T61"><text:tab/>The realization that everyone has this divine sign, could imply that everyone has a touch of the divine in them. This implication from Plato could be a way to show greater sup</text:span><text:span text:style-name="T62">port in the common person, by telling everyone that they have part of the divine in them, telling them what to not do, and keeping them safe. This is clearly a different trait than that which the prophets claim to have, as in<text:s/></text:span><text:span text:style-name="T63">Euthyphro</text:span><text:span text:style-name="T64"><text:s/>Socrates clearly sho</text:span><text:span text:style-name="T65">ws that what he has is not what the prophets do. This is also a somewhat profound idea, even if it may not be the<text:s/></text:span><text:span text:style-name="T66">voice</text:span><text:span text:style-name="T67">, as Socrates would say, of a<text:s/></text:span><text:span text:style-name="T68">god, it</text:span><text:span text:style-name="T69"><text:s/>is an example of realizing the full potential of the human brain. This demonstrates how truly powe</text:span><text:span text:style-name="T70">rful our minds are, and in these dialogues it is always referred to as some divine power. This relation to a god like power in our own brains somewhat describes how powerful and unknown our own minds are. For<text:s/></text:span><text:span text:style-name="T71">example,</text:span><text:span text:style-name="T72"><text:s/>no one has ever seen or talked directly</text:span><text:span text:style-name="T73"><text:s/>with a god, yet gods are the ones that cause everything in the world as they understood it. And to infer that everyone has the power of a god speaking inside them, a power that is completely misunderstood, and yet more powerful<text:s/></text:span><text:span text:style-name="T74">than</text:span><text:span text:style-name="T75"><text:s/>any other known object</text:span><text:span text:style-name="T76">, or force. This is<text:s/></text:span><text:soft-page-break/><text:span text:style-name="T77">an extremely profound idea that our own minds are the most powerful tool that we possess, and yet we know almost nothing about it.</text:span></text:p>
      <text:p text:style-name="P78"><text:span text:style-name="T79"><text:tab/>The idea that this daimonion that is in Socrates being a shared aspect of all people, is truly quite pro</text:span><text:span text:style-name="T80">found, and shows that we know almost nothing about our own minds, and yet it is clearly one of our most powerful tools available to us, even in our modern age. It also speaks to how powerful our brains truly are, as this daimonion is in relation to god lik</text:span><text:span text:style-name="T81">e. The idea that our souls are im</text:span><text:span text:style-name="T82">m</text:span><text:span text:style-name="T83">ortal after we pass is also brought fourth during the interpretation of this idea. Because our conscience could be considered as a part of our soul, and it was believed that the soul would live on past the life of the body,</text:span><text:span text:style-name="T84"><text:s/>so the conscience is<text:s/></text:span><text:span text:style-name="T85">there for</text:span><text:span text:style-name="T86"><text:s/>immortal, and part of higher thought, that prevents him from doing things that would be wro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Rasmussen-<text:page-number text:fixed="false">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ofile</dc:creator>
    <meta:creation-date>2016-09-05T15:24:00Z</meta:creation-date>
    <dc:date>2016-09-09T02:02:00Z</dc:date>
    <meta:template xlink:href="Normal" xlink:type="simple"/>
    <meta:editing-cycles>27</meta:editing-cycles>
    <meta:editing-duration>PT15060S</meta:editing-duration>
    <meta:document-statistic meta:page-count="3" meta:paragraph-count="10" meta:word-count="794" meta:character-count="5313" meta:row-count="37" meta:non-whitespace-character-count="4529"/>
  </office:meta>
</office:document-meta>
</file>